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officeooo:rsid="001d3a60" officeooo:paragraph-rsid="001d3a60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text-properties style:font-name="Arial" fo:font-size="12pt" officeooo:paragraph-rsid="002041fa" style:font-size-asian="12pt" style:font-name-complex="Arial2" style:font-size-complex="12pt"/>
    </style:style>
    <style:style style:name="P7" style:family="paragraph" style:parent-style-name="Standard">
      <style:text-properties officeooo:paragraph-rsid="002041fa"/>
    </style:style>
    <style:style style:name="P8" style:family="paragraph" style:parent-style-name="Table_20_Contents">
      <style:text-properties style:font-name="Arial1" fo:font-size="12pt" officeooo:rsid="00201f4f" officeooo:paragraph-rsid="001d3a60" style:font-size-asian="12pt" style:font-size-complex="12pt"/>
    </style:style>
    <style:style style:name="P9" style:family="paragraph" style:parent-style-name="Table_20_Contents">
      <style:text-properties style:font-name="Arial1" fo:font-size="12pt" officeooo:rsid="00201f4f" officeooo:paragraph-rsid="00201f4f" style:font-size-asian="12pt" style:font-size-complex="12pt"/>
    </style:style>
    <style:style style:name="P10" style:family="paragraph" style:parent-style-name="Table_20_Contents">
      <style:text-properties style:font-name="Arial1" fo:font-size="12pt" officeooo:rsid="002041fa" officeooo:paragraph-rsid="002041fa" style:font-size-asian="12pt" style:font-size-complex="12pt"/>
    </style:style>
    <style:style style:name="P11" style:family="paragraph" style:parent-style-name="Table_20_Contents" style:list-style-name="L2">
      <style:text-properties style:font-name="Arial1" fo:font-size="12pt" officeooo:rsid="002041fa" officeooo:paragraph-rsid="002041fa" style:font-size-asian="12pt" style:font-size-complex="12pt"/>
    </style:style>
    <style:style style:name="P12" style:family="paragraph" style:parent-style-name="Table_20_Contents">
      <style:text-properties style:font-name="Arial1" fo:font-size="12pt" officeooo:rsid="002041fa" officeooo:paragraph-rsid="002114d2" style:font-size-asian="12pt" style:font-size-complex="12pt"/>
    </style:style>
    <style:style style:name="P13" style:family="paragraph" style:parent-style-name="Table_20_Contents">
      <style:text-properties style:font-name="Arial1" fo:font-size="12pt" officeooo:rsid="002114d2" officeooo:paragraph-rsid="002114d2" style:font-size-asian="12pt" style:font-size-complex="12pt"/>
    </style:style>
    <style:style style:name="P14" style:family="paragraph" style:parent-style-name="Table_20_Contents" style:list-style-name="L4">
      <style:text-properties style:font-name="Arial1" fo:font-size="12pt" officeooo:rsid="002114d2" officeooo:paragraph-rsid="002114d2" style:font-size-asian="12pt" style:font-size-complex="12pt"/>
    </style:style>
    <style:style style:name="P15" style:family="paragraph" style:parent-style-name="Table_20_Contents" style:list-style-name="L5">
      <style:text-properties style:font-name="Arial1" fo:font-size="12pt" officeooo:rsid="002114d2" officeooo:paragraph-rsid="002114d2" style:font-size-asian="12pt" style:font-size-complex="12pt"/>
    </style:style>
    <style:style style:name="P16" style:family="paragraph" style:parent-style-name="Table_20_Contents" style:list-style-name="L4">
      <style:text-properties style:font-name="Arial1" fo:font-size="12pt" officeooo:rsid="0022f6b1" officeooo:paragraph-rsid="0022f6b1" style:font-size-asian="12pt" style:font-size-complex="12pt"/>
    </style:style>
    <style:style style:name="P17" style:family="paragraph" style:parent-style-name="Table_20_Contents">
      <style:text-properties style:font-name="Arial1" fo:font-size="12pt" officeooo:rsid="00234681" officeooo:paragraph-rsid="00234681" style:font-size-asian="12pt" style:font-size-complex="12pt"/>
    </style:style>
    <style:style style:name="P18" style:family="paragraph" style:parent-style-name="Table_20_Contents" style:list-style-name="L6">
      <style:text-properties style:font-name="Arial1" fo:font-size="12pt" officeooo:rsid="00234681" officeooo:paragraph-rsid="00234681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3a60"/>
    </style:style>
    <style:style style:name="T4" style:family="text">
      <style:text-properties officeooo:rsid="001d7336"/>
    </style:style>
    <style:style style:name="T5" style:family="text">
      <style:text-properties officeooo:rsid="00201f4f"/>
    </style:style>
    <style:style style:name="T6" style:family="text">
      <style:text-properties officeooo:rsid="002114d2"/>
    </style:style>
    <style:style style:name="T7" style:family="text">
      <style:text-properties style:font-name="Arial" fo:font-size="12pt" style:font-size-asian="12pt" style:font-name-complex="Arial2" style:font-size-complex="12pt"/>
    </style:style>
    <style:style style:name="T8" style:family="text">
      <style:text-properties style:font-name="Arial" fo:font-size="12pt" officeooo:rsid="001d7336" style:font-size-asian="12pt" style:font-name-complex="Arial2" style:font-size-complex="12pt"/>
    </style:style>
    <style:style style:name="T9" style:family="text">
      <style:text-properties officeooo:rsid="00234c60"/>
    </style:style>
    <style:style style:name="T10" style:family="text">
      <style:text-properties style:font-name="Arial1" fo:font-size="10pt" style:font-size-asian="10pt" style:font-size-complex="10pt"/>
    </style:style>
    <style:style style:name="T11" style:family="text">
      <style:text-properties style:font-name="Arial1" fo:font-size="18pt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20" svg:width="13.625cm" svg:height="2.426cm" svg:x="-1.242cm" svg:y="-3.694cm"><draw:text-box><text:p><text:span text:style-name="T11">Engineer-Trio</text:span></text:p><text:p><text:span text:style-name="T11">Protokoll</text:span></text:p><text:p><text:span text:style-name="T11">Interne Besprechung 5</text:span></text:p></draw:text-box></draw:frame>Datum: <text:span text:style-name="T3">2</text:span><text:span text:style-name="T5">2</text:span><text:span text:style-name="T3">.0</text:span><text:span text:style-name="T5">5</text:span><text:span text:style-name="T3">.2022</text:span></text:p>
      <text:p text:style-name="P1">Uhrzeit: <text:span text:style-name="T5">12:00 – 1</text:span><text:span text:style-name="T9">2:3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085068853152">
          <table:table-cell table:style-name="Table1.A4" office:value-type="string">
            <text:p text:style-name="P9">12:00</text:p>
          </table:table-cell>
          <table:table-cell table:style-name="Table1.B4" office:value-type="string">
            <text:p text:style-name="P9">Besprechung der Datenbank</text:p>
            <text:p text:style-name="P9"/>
            <text:p text:style-name="P9">- migrate (Datenbank Tabellen)</text:p>
            <text:p text:style-name="P9">- relations (Beziehungen)</text:p>
            <text:p text:style-name="P9">- seeder (testdaten)</text:p>
          </table:table-cell>
          <table:table-cell table:style-name="Table1.C2" office:value-type="string">
            <text:p text:style-name="P5">T.Ö, S.G, <text:span text:style-name="T4">D.D</text:span></text:p>
          </table:table-cell>
        </table:table-row>
        <table:table-row table:style-name="TableLine2085068858624">
          <table:table-cell table:style-name="Table1.A4" office:value-type="string">
            <text:p text:style-name="P8">12:10</text:p>
          </table:table-cell>
          <table:table-cell table:style-name="Table1.B4" office:value-type="string">
            <text:p text:style-name="P9">Jeder stellt seine Fortschritte aus der letzten Woche vor</text:p>
          </table:table-cell>
          <table:table-cell table:style-name="Table1.C3" office:value-type="string">
            <text:p text:style-name="P6">T.Ö, S.G, <text:span text:style-name="T4">D.D</text:span></text:p>
          </table:table-cell>
        </table:table-row>
        <table:table-row table:style-name="TableLine2085068854304">
          <table:table-cell table:style-name="Table1.A4" office:value-type="string">
            <text:p text:style-name="P10">12:20</text:p>
          </table:table-cell>
          <table:table-cell table:style-name="Table1.B4" office:value-type="string">
            <text:p text:style-name="P12">Fortschritte:</text:p>
            <text:p text:style-name="P12"/>
            <text:p text:style-name="P12">Taylan:</text:p>
            <text:list xml:id="list1229975194" text:style-name="L2">
              <text:list-item>
                <text:p text:style-name="P11">UserPage</text:p>
              </text:list-item>
              <text:list-item>
                <text:p text:style-name="P11">UserIcon</text:p>
              </text:list-item>
              <text:list-item>
                <text:p text:style-name="P11">Button color design verbessert</text:p>
              </text:list-item>
            </text:list>
            <text:p text:style-name="P10"><text:line-break/><text:span text:style-name="T6">Serhat:</text:span></text:p>
            <text:list xml:id="list1594400269" text:style-name="L5">
              <text:list-item>
                <text:p text:style-name="P15">Forgot password page</text:p>
              </text:list-item>
              <text:list-item>
                <text:p text:style-name="P15">Login UI verbessert</text:p>
              </text:list-item>
            </text:list>
            <text:p text:style-name="P10"/>
            <text:p text:style-name="P10"/>
            <text:p text:style-name="P13">Daniel:</text:p>
            <text:list xml:id="list3929623" text:style-name="L4">
              <text:list-item>
                <text:p text:style-name="P14">Migrate files</text:p>
              </text:list-item>
              <text:list-item>
                <text:p text:style-name="P14">Datenbank relations</text:p>
              </text:list-item>
              <text:list-item>
                <text:p text:style-name="P14">Seeder files</text:p>
              </text:list-item>
              <text:list-item>
                <text:p text:style-name="P16">Controller</text:p>
              </text:list-item>
            </text:list>
          </table:table-cell>
          <table:table-cell table:style-name="Table1.C4" office:value-type="string">
            <text:p text:style-name="P7"><text:span text:style-name="T7">T.Ö, S.G, </text:span><text:span text:style-name="T8">D.D</text:span></text:p>
          </table:table-cell>
        </table:table-row>
        <table:table-row table:style-name="TableLine2085068854592">
          <table:table-cell table:style-name="Table1.A5" office:value-type="string">
            <text:p text:style-name="P17">12:30</text:p>
          </table:table-cell>
          <table:table-cell table:style-name="Table1.B5" office:value-type="string">
            <text:p text:style-name="P17">Bis 30.5</text:p>
            <text:p text:style-name="P17"/>
            <text:list xml:id="list3706839087" text:style-name="L6">
              <text:list-item>
                <text:p text:style-name="P18">Congratulations Pop Up</text:p>
              </text:list-item>
              <text:list-item>
                <text:p text:style-name="P18">SR-2 Dokument</text:p>
              </text:list-item>
              <text:list-item>
                <text:p text:style-name="P18">Login</text:p>
              </text:list-item>
              <text:list-item>
                <text:p text:style-name="P18">Register</text:p>
              </text:list-item>
              <text:list-item>
                <text:p text:style-name="P18">Forgot password</text:p>
              </text:list-item>
              <text:list-item>
                <text:p text:style-name="P18">Code execution</text:p>
              </text:list-item>
            </text:list>
          </table:table-cell>
          <table:table-cell table:style-name="Table1.C5" office:value-type="string">
            <text:p text:style-name="P6">T.Ö, S.G, <text:span text:style-name="T4">D.D</text:span></text:p>
          </table:table-cell>
        </table:table-row>
      </table:table>
      <text:p text:style-name="P4"><draw:frame text:anchor-type="paragraph" draw:z-index="1" draw:name="Text Frame 2" draw:style-name="gr1" draw:text-style-name="P19" svg:width="3.379cm" svg:height="1.255cm" svg:x="14.6cm" svg:y="12.39cm"><draw:text-box><text:p><text:span text:style-name="T10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5-22T12:34:43.749000000</dc:date>
    <meta:editing-duration>PT19M53S</meta:editing-duration>
    <meta:editing-cycles>8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1" meta:word-count="111" meta:character-count="704" meta:non-whitespace-character-count="647"/>
  </office:meta>
</office:document-meta>
</file>